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style:num-prefix="(" style:num-suffix=")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style:num-prefix="(" style:num-suffix=")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style:num-prefix="(" style:num-suffix=")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7">
      <text:list-level-style-number text:level="1" style:num-prefix="Artykuł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kcja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8">
      <text:list-level-style-number text:level="1" style:num-prefix="Artykuł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kcja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P1" style:parent-style-name="Tytuł" style:master-page-name="MPF0" style:family="paragraph">
      <style:paragraph-properties fo:break-before="page"/>
    </style:style>
    <style:style style:name="P9" style:parent-style-name="Nagłówek2" style:family="paragraph">
      <style:paragraph-properties fo:margin-left="0.5in" fo:text-indent="-0.25in">
        <style:tab-stops/>
      </style:paragraph-properties>
    </style:style>
    <style:style style:name="P10" style:parent-style-name="Nagłówek2" style:family="paragraph">
      <style:paragraph-properties fo:margin-left="0.5in" fo:text-indent="-0.25in">
        <style:tab-stops/>
      </style:paragraph-properties>
    </style:style>
    <style:style style:name="P11" style:parent-style-name="Nagłówek2" style:family="paragraph">
      <style:paragraph-properties fo:margin-left="0.5in" fo:text-indent="-0.25in">
        <style:tab-stops/>
      </style:paragraph-properties>
    </style:style>
    <style:style style:name="T12" style:parent-style-name="Domyślnaczcionkaakapitu" style:family="text">
      <style:text-properties fo:language="en" fo:country="US"/>
    </style:style>
    <style:style style:name="T13" style:parent-style-name="Domyślnaczcionkaakapitu" style:family="text">
      <style:text-properties fo:language="en" fo:country="US"/>
    </style:style>
    <style:style style:name="T14" style:parent-style-name="Domyślnaczcionkaakapitu" style:family="text">
      <style:text-properties fo:language="en" fo:country="US"/>
    </style:style>
    <style:style style:name="P15" style:parent-style-name="Nagłówek2" style:family="paragraph">
      <style:paragraph-properties fo:margin-left="0.5in" fo:text-indent="-0.25in">
        <style:tab-stops/>
      </style:paragraph-properties>
    </style:style>
    <style:style style:name="P16" style:parent-style-name="Nagłówek2" style:family="paragraph">
      <style:paragraph-properties fo:margin-left="0.5in" fo:text-indent="-0.25in">
        <style:tab-stops/>
      </style:paragraph-properties>
    </style:style>
    <style:style style:name="P17" style:parent-style-name="Nagłówek2" style:family="paragraph">
      <style:paragraph-properties fo:margin-left="0.5in" fo:text-indent="-0.25in">
        <style:tab-stops/>
      </style:paragraph-properties>
    </style:style>
  </office:automatic-styles>
  <office:body>
    <office:text text:use-soft-page-breaks="true">
      <text:p text:style-name="P1">Sprawozdanie</text:p>
      <text:h text:style-name="Nagłówek1" text:outline-level="1">Cel projektu</text:h>
      <text:h text:style-name="P9" text:outline-level="2">Utworzenie drzewa decyzyjnego ID3, przewidującego szansę na wygraną białych pionów w problemie nazywanym KRKPA7.</text:h>
      <text:h text:style-name="Nagłówek1" text:outline-level="1">Zestaw danych</text:h>
      <text:h text:style-name="P10" text:outline-level="2">KRKPA7 to określenie sytuacji na planszy w szachach, gdzie gracz biały posiada króla oraz wieżę, a gracz czarny króla i pionka, z<text:s/>tym,<text:s/>że pionek znajduje się o jeden krok od możliwości zamiany na królową.</text:h>
      <text:h text:style-name="P11" text:outline-level="2">Dane składały się z 36 atrybutów<text:span text:style-name="Odwołanieprzypisukońcowego"><text:note text:note-class="endnote" text:id="_edn0"><text:note-citation>1</text:note-citation><text:note-body><text:p text:style-name="Tekstprzypisukońcowego"><text:span text:style-name="T12"><text:s/>Opis atrybutów: Alen D. Shapiro (1983,1987), "Structured Induction in Expert Systems",</text:span><text:span text:style-name="T13"><text:s/></text:span><text:span text:style-name="T14">Addison-Wesley</text:span></text:p></text:note-body></text:note></text:span><text:s/>opisujących dokładniej stan planszy, zaś 37 atrybut określał klasę<text:s/>danej instancji – wygrana białych lub porażka. Remis został<text:s/>prawdopodobnie<text:s/>wliczony również jako porażka.</text:h>
      <text:h text:style-name="P15" text:outline-level="2">Dane zawierały 3196 instancji, z czego 1669 wygrywa, a 1527 przegrywa. Do każdego testu dane były losowo mieszane, a punkt podziału na dane uczące i dane testowe był losowany tak, aby dane uczące miały od 2000 do 2500 instancji.</text:h>
      <text:h text:style-name="Nagłówek1" text:outline-level="1">Skuteczność algorytmu</text:h>
      <text:h text:style-name="P16" text:outline-level="2">Drzewa o głębokości mniejszej niż 6 lub większej niż<text:s/>19<text:s/>(przetrenowanie)<text:s/>były odrzucane. Po 1000 iteracji po losowo dobieranych danych<text:s/>algorytm uzyskał<text:s/>97% dokładności. Nawet w przypadku uzyskanych przy testowaniu drzew o głębokości 2 do 5, czyli niewystarczająco nauczonych, dokładność nigdy nie spadała poniżej 60%.</text:h>
      <text:h text:style-name="P17" text:outline-level="2">Ograniczenie od dołu liczby instancji trenujących wynika z testów przy programowaniu, wykazujących poważne (do 25 punktów procentowych) spadki dokładności poniżej liczby 2000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agłówek2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Normalny" style:default-outline-level="2">
      <style:text-properties fo:hyphenate="false"/>
    </style:style>
    <style:style style:name="Nagłówek3" style:display-name="Nagłówek 3" style:family="paragraph" style:parent-style-name="Normalny" style:default-outline-level="3">
      <style:text-properties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left="1in">
        <style:tab-stops/>
      </style:paragraph-properties>
      <style:text-properties style:font-name="Calibri" style:font-name-asian="Times New Roman" style:font-name-complex="Times New Roman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color="#272727" style:font-size-complex="10.5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fo:font-weight="bold" style:font-weight-asian="bold" style:font-weight-complex="bold"/>
    </style:style>
    <style:style style:name="Tytuł" style:display-name="Tytuł" style:family="paragraph" style:parent-style-name="Normalny" style:next-style-name="Normalny">
      <style:paragraph-properties fo:text-align="center" fo:margin-bottom="0.3333in" fo:line-height="100%"/>
      <style:text-properties style:font-name="Calibri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ytułZnak" style:display-name="Tytuł Znak" style:family="text" style:parent-style-name="Domyślnaczcionkaakapitu">
      <style:text-properties style:font-name="Calibri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Nagłówek4Znak" style:display-name="Nagłówek 4 Znak" style:family="text" style:parent-style-name="Domyślnaczcionkaakapitu">
      <style:text-properties style:font-name="Calibri" style:font-name-asian="Times New Roman" style:font-name-complex="Times New Roman"/>
    </style:style>
    <style:style style:name="Nagłówek3Znak" style:display-name="Nagłówek 3 Znak" style:family="text" style:parent-style-name="Domyślnaczcionkaakapitu"/>
    <style:style style:name="Tekstzastępczy" style:display-name="Tekst zastępczy" style:family="text" style:parent-style-name="Domyślnaczcionkaakapitu">
      <style:text-properties fo:color="#595959"/>
    </style:style>
    <style:style style:name="Stopka" style:display-name="Stopka" style:family="paragraph" style:parent-style-name="Normalny">
      <style:paragraph-properties fo:margin-bottom="0in" fo:line-height="100%"/>
      <style:text-properties fo:hyphenate="false"/>
    </style:style>
    <style:style style:name="StopkaZnak" style:display-name="Stopka Znak" style:family="text" style:parent-style-name="Domyślnaczcionkaakapitu"/>
    <style:style style:name="Nagłówek2Znak" style:display-name="Nagłówek 2 Znak" style:family="text" style:parent-style-name="Domyślnaczcionkaakapitu"/>
    <style:style style:name="Nagłówek9Znak" style:display-name="Nagłówek 9 Znak" style:family="text" style:parent-style-name="Domyślnaczcionkaakapitu">
      <style:text-properties style:font-name="Calibri" style:font-name-asian="Times New Roman" style:font-name-complex="Times New Roman" fo:font-style="italic" style:font-style-asian="italic" style:font-style-complex="italic" fo:color="#272727" style:font-size-complex="10.5pt"/>
    </style:style>
    <style:style style:name="Nagłówek8Znak" style:display-name="Nagłówek 8 Znak" style:family="text" style:parent-style-name="Domyślnaczcionkaakapitu">
      <style:text-properties style:font-name="Calibri" style:font-name-asian="Times New Roman" style:font-name-complex="Times New Roman" fo:color="#272727" style:font-size-complex="10.5pt"/>
    </style:style>
    <style:style style:name="Legenda" style:display-name="Legenda" style:family="paragraph" style:parent-style-name="Normalny" style:next-style-name="Normalny">
      <style:paragraph-properties fo:line-height="100%"/>
      <style:text-properties fo:font-style="italic" style:font-style-asian="italic" style:font-style-complex="italic" fo:color="#44546A" style:font-size-complex="9pt"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complex="Segoe UI" style:font-size-complex="9pt"/>
    </style:style>
    <style:style style:name="Tekstpodstawowy3" style:display-name="Tekst podstawowy 3" style:family="paragraph" style:parent-style-name="Normalny">
      <style:paragraph-properties fo:margin-bottom="0.0833in"/>
      <style:text-properties style:font-size-complex="8pt" fo:hyphenate="false"/>
    </style:style>
    <style:style style:name="Tekstpodstawowy3Znak" style:display-name="Tekst podstawowy 3 Znak" style:family="text" style:parent-style-name="Domyślnaczcionkaakapitu">
      <style:text-properties style:font-size-complex="8pt"/>
    </style:style>
    <style:style style:name="Tekstpodstawowywcięty3" style:display-name="Tekst podstawowy wcięty 3" style:family="paragraph" style:parent-style-name="Normalny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kstpodstawowywcięty3Znak" style:display-name="Tekst podstawowy wcięty 3 Znak" style:family="text" style:parent-style-name="Domyślnaczcionkaakapitu">
      <style:text-properties style:font-size-complex="8pt"/>
    </style:style>
    <style:style style:name="Odwołaniedokomentarza" style:display-name="Odwołanie do komentarza" style:family="text" style:parent-style-name="Domyślnaczcionkaakapitu">
      <style:text-properties fo:font-size="11pt" style:font-size-asian="11pt" style:font-size-complex="8pt"/>
    </style:style>
    <style:style style:name="Tekstkomentarza" style:display-name="Tekst komentarza" style:family="paragraph" style:parent-style-name="Normalny">
      <style:paragraph-properties fo:line-height="100%"/>
      <style:text-properties style:font-size-complex="10pt" fo:hyphenate="false"/>
    </style:style>
    <style:style style:name="TekstkomentarzaZnak" style:display-name="Tekst komentarza Znak" style:family="text" style:parent-style-name="Domyślnaczcionkaakapitu">
      <style:text-properties style:font-size-complex="10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fo:font-weight="bold" style:font-weight-asian="bold" style:font-weight-complex="bold" style:font-size-complex="10pt"/>
    </style:style>
    <style:style style:name="Mapadokumentu" style:display-name="Mapa dokumentu" style:family="paragraph" style:parent-style-name="Normalny">
      <style:paragraph-properties fo:margin-bottom="0in" fo:line-height="100%"/>
      <style:text-properties style:font-name="Segoe UI" style:font-name-complex="Segoe UI" style:font-size-complex="8pt" fo:hyphenate="false"/>
    </style:style>
    <style:style style:name="MapadokumentuZnak" style:display-name="Mapa dokumentu Znak" style:family="text" style:parent-style-name="Domyślnaczcionkaakapitu">
      <style:text-properties style:font-name="Segoe UI" style:font-name-complex="Segoe UI" style:font-size-complex="8pt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style:font-size-complex="10pt"/>
    </style:style>
    <style:style style:name="Adreszwrotnynakopercie" style:display-name="Adres zwrotny na kopercie" style:family="paragraph" style:parent-style-name="Normalny">
      <style:paragraph-properties fo:margin-bottom="0in" fo:line-height="100%"/>
      <style:text-properties style:font-name="Calibri" style:font-name-asian="Times New Roman" style:font-name-complex="Times New Roman" style:font-size-complex="10pt" fo:hyphenate="false"/>
    </style:style>
    <style:style style:name="Tekstprzypisudolnego" style:display-name="Tekst przypisu dolnego" style:family="paragraph" style:parent-style-name="Normalny">
      <style:paragraph-properties fo:margin-bottom="0in" fo:line-height="100%"/>
      <style:text-properties style:font-size-complex="10pt" fo:hyphenate="false"/>
    </style:style>
    <style:style style:name="TekstprzypisudolnegoZnak" style:display-name="Tekst przypisu dolnego Znak" style:family="text" style:parent-style-name="Domyślnaczcionkaakapitu">
      <style:text-properties style:font-size-complex="10pt"/>
    </style:style>
    <style:style style:name="HTML-kod" style:display-name="HTML - kod" style:family="text" style:parent-style-name="Domyślnaczcionkaakapitu">
      <style:text-properties style:font-name="Consolas" fo:font-size="11pt" style:font-size-asian="11pt" style:font-size-complex="10pt"/>
    </style:style>
    <style:style style:name="HTML-wstępniesformatowany" style:display-name="HTML - wstępnie sformatowany" style:family="paragraph" style:parent-style-name="Normalny">
      <style:paragraph-properties fo:margin-bottom="0in" fo:line-height="100%"/>
      <style:text-properties style:font-name="Consolas" style:font-size-complex="10pt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nsolas" style:font-size-complex="10pt"/>
    </style:style>
    <style:style style:name="HTML-klawiatura" style:display-name="HTML - klawiatura" style:family="text" style:parent-style-name="Domyślnaczcionkaakapitu">
      <style:text-properties style:font-name="Consolas" fo:font-size="11pt" style:font-size-asian="11pt" style:font-size-complex="10pt"/>
    </style:style>
    <style:style style:name="HTML-stałaszerokość" style:display-name="HTML - stała szerokość" style:family="text" style:parent-style-name="Domyślnaczcionkaakapitu">
      <style:text-properties style:font-name="Consolas" fo:font-size="11pt" style:font-size-asian="11pt" style:font-size-complex="10pt"/>
    </style:style>
    <style:style style:name="Tekstmakra" style:display-name="Tekst makra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kstmakraZnak" style:display-name="Tekst makra Znak" style:family="text" style:parent-style-name="Domyślnaczcionkaakapitu">
      <style:text-properties style:font-name="Consolas" style:font-size-complex="10pt"/>
    </style:style>
    <style:style style:name="Zwykłytekst" style:display-name="Zwykły tekst" style:family="paragraph" style:parent-style-name="Normalny">
      <style:paragraph-properties fo:margin-bottom="0in" fo:line-height="100%"/>
      <style:text-properties style:font-name="Consolas" style:font-size-complex="10.5pt" fo:hyphenate="false"/>
    </style:style>
    <style:style style:name="ZwykłytekstZnak" style:display-name="Zwykły tekst Znak" style:family="text" style:parent-style-name="Domyślnaczcionkaakapitu">
      <style:text-properties style:font-name="Consolas" style:font-size-complex="10.5pt"/>
    </style:style>
    <style:style style:name="Nagłówek" style:display-name="Nagłówek" style:family="paragraph" style:parent-style-name="Normalny">
      <style:paragraph-properties fo:margin-bottom="0in" fo:line-height="100%"/>
      <style:text-properties fo:hyphenate="false"/>
    </style:style>
    <style:style style:name="NagłówekZnak" style:display-name="Nagłówek Znak" style:family="text" style:parent-style-name="Domyślnaczcionkaakapitu"/>
    <style:style style:name="Podtytuł" style:display-name="Podtytuł" style:family="paragraph" style:parent-style-name="Normalny" style:next-style-name="Normalny">
      <style:paragraph-properties fo:margin-bottom="0.1111in"/>
      <style:text-properties fo:color="#5A5A5A" fo:hyphenate="false"/>
    </style:style>
    <style:style style:name="PodtytułZnak" style:display-name="Podtytuł Znak" style:family="text" style:parent-style-name="Domyślnaczcionkaakapitu">
      <style:text-properties fo:color="#5A5A5A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1F4E79"/>
    </style:style>
    <style:style style:name="Cytatintensywny" style:display-name="Cytat intensywny" style:family="paragraph" style:parent-style-name="Normalny" style:next-style-name="Normalny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1F4E79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text-transform="none" fo:font-variant="small-caps" fo:color="#1F4E79" fo:letter-spacing="0.0034in"/>
    </style:style>
    <style:style style:name="Tekstblokowy" style:display-name="Tekst blokowy" style:family="paragraph" style:parent-style-name="Normalny">
      <style:paragraph-properties fo:border="0.0034in solid #1F4E79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1F4E79" fo:hyphenate="false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  <text:outline-level-style text:level="4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outline-level-style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8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0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style:num-prefix="(" style:num-suffix=")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style:num-prefix="(" style:num-suffix=")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style:num-prefix="(" style:num-suffix=")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7">
      <text:list-level-style-number text:level="1" style:num-prefix="Artykuł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kcja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8">
      <text:list-level-style-number text:level="1" style:num-prefix="Artykuł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kcja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opka" style:family="paragraph">
      <style:paragraph-properties>
        <style:tab-stops>
          <style:tab-stop style:type="right" style:position="6.2687in"/>
        </style:tab-stops>
      </style:paragraph-properties>
    </style:style>
    <style:style style:name="T3" style:parent-style-name="Domyślnaczcionkaakapitu" style:family="text">
      <style:text-properties style:language-complex="pl" style:country-complex="PL"/>
    </style:style>
    <style:style style:name="T4" style:parent-style-name="Domyślnaczcionkaakapitu" style:family="text">
      <style:text-properties style:language-complex="pl" style:country-complex="PL"/>
    </style:style>
    <style:style style:name="T5" style:parent-style-name="Domyślnaczcionkaakapitu" style:family="text">
      <style:text-properties style:language-complex="pl" style:country-complex="PL"/>
    </style:style>
    <style:style style:name="T6" style:parent-style-name="Domyślnaczcionkaakapitu" style:family="text">
      <style:text-properties style:language-complex="pl" style:country-complex="PL"/>
    </style:style>
    <style:style style:name="T7" style:parent-style-name="Domyślnaczcionkaakapitu" style:family="text">
      <style:text-properties style:language-complex="pl" style:country-complex="PL"/>
    </style:style>
    <style:style style:name="P8" style:parent-style-name="Nagłówek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Nagłówek"/>
      </style:header>
      <style:footer>
        <text:p text:style-name="P2">Sprawozdanie<text:span text:style-name="T3"><text:tab/></text:span><text:span text:style-name="T4">Strona<text:s/></text:span><text:span text:style-name="T5"><text:page-number style:num-format="1" text:fixed="false">2</text:page-number></text:span><text:span text:style-name="T6"><text:s/>z<text:s/></text:span><text:span text:style-name="T7"><text:page-count style:num-format="1">2</text:page-count></text:span></text:p>
      </style:footer>
    </style:master-page>
    <style:master-page style:next-style-name="MP0" style:name="MPF0" style:page-layout-name="PL0">
      <style:header>
        <text:p text:style-name="P8">160698<text:line-break/>Konrad Smółko</text:p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prawozdanie</dc:title>
    <meta:initial-creator>Konrad Smolko</meta:initial-creator>
    <dc:creator>Konrad Smolko</dc:creator>
    <meta:creation-date>2019-06-04T00:14:00Z</meta:creation-date>
    <dc:date>2019-06-04T01:41:00Z</dc:date>
    <meta:template xlink:href="Konspekt%20krótkiego%20eseju.dotx" xlink:type="simple"/>
    <meta:editing-cycles>3</meta:editing-cycles>
    <meta:editing-duration>PT522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1" meta:paragraph-count="2" meta:word-count="187" meta:character-count="1310" meta:row-count="9" meta:non-whitespace-character-count="1125"/>
  </office:meta>
</office:document-meta>
</file>